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4243in" table:align="left"/>
    </style:style>
    <style:style style:name="Table1.A" style:family="table-column">
      <style:table-column-properties style:column-width="1.8701in"/>
    </style:style>
    <style:style style:name="Table1.B" style:family="table-column">
      <style:table-column-properties style:column-width="2.0535in"/>
    </style:style>
    <style:style style:name="Table1.C" style:family="table-column">
      <style:table-column-properties style:column-width="1.5007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Wealth Extraction by Accident: The Adaptive Recursion Model of Civilizational Fragility</text:span></text:h>
      <text:p text:style-name="Horizontal_20_Line"/>
      <text:h text:style-name="Heading_20_3" text:outline-level="3">Introduction</text:h>
      <text:p text:style-name="Text_20_body">The collapse of civilizations is often framed in moral, political, or economic narratives. But beneath these stories lies a deeper pattern — an adaptive recursion that operates across biology, culture, and institutional systems. This model describes how surplus extraction, buffered variance, emotional deregulation, and collapse form a universal feedback structure, not through conspiracy or failure of virtue, but through systemic recursion.</text:p>
      <text:p text:style-name="Horizontal_20_Line"/>
      <text:h text:style-name="Heading_20_2" text:outline-level="2">1️⃣ <text:span text:style-name="Strong_20_Emphasis">Energy Capture: The Initial Surplus Driver (Morris Phase)</text:span></text:h>
      <text:list text:style-name="L1">
        <text:list-item>
          <text:p text:style-name="P1">Human systems expand by capturing surplus: food, energy, labor, resources.</text:p>
        </text:list-item>
        <text:list-item>
          <text:p text:style-name="P1">Greater surplus enables complex social structures, technologies, and governance.</text:p>
        </text:list-item>
        <text:list-item>
          <text:p text:style-name="P1">Each surplus increase allows new layers of institutional scaffolding.</text:p>
        </text:list-item>
        <text:list-item>
          <text:p text:style-name="P1">The adaptive problem shifts from raw survival to surplus management.</text:p>
        </text:list-item>
      </text:list>
      <text:p text:style-name="Quotations"><text:span text:style-name="Emphasis">“Surplus feeds complexity. Complexity feeds surplus.”</text:span></text:p>
      <text:p text:style-name="Horizontal_20_Line"/>
      <text:h text:style-name="Heading_20_2" text:outline-level="2">2️⃣ <text:span text:style-name="Strong_20_Emphasis">Feedback Anchored Stability: The Early Adaptive Phase (Hanson Phase)</text:span></text:h>
      <text:list text:style-name="L2">
        <text:list-item>
          <text:p text:style-name="P2">In early surplus systems (small farmers, kin networks), feedback remains tight:</text:p>
          <text:list>
            <text:list-item>
              <text:p text:style-name="P2">Direct exposure to consequence.</text:p>
            </text:list-item>
            <text:list-item>
              <text:p text:style-name="P2">Emotional regulation tied to survival.</text:p>
            </text:list-item>
            <text:list-item>
              <text:p text:style-name="P2">Status controlled by observable contribution.</text:p>
            </text:list-item>
          </text:list>
        </text:list-item>
        <text:list-item>
          <text:p text:style-name="P2">These systems exhibit resilience because adaptive learning is constant.</text:p>
        </text:list-item>
      </text:list>
      <text:p text:style-name="Quotations"><text:span text:style-name="Emphasis">“Resilience is consequence close to hand.”</text:span></text:p>
      <text:p text:style-name="Horizontal_20_Line"/>
      <text:h text:style-name="Heading_20_2" text:outline-level="2"><text:soft-page-break/>3️⃣ <text:span text:style-name="Strong_20_Emphasis">Surplus Buffering: The Masking of Variance (The Mouse in Armor Phase)</text:span></text:h>
      <text:list text:style-name="L3">
        <text:list-item>
          <text:p text:style-name="P3">As surplus accumulates, elites increasingly buffer themselves from direct feedback:</text:p>
          <text:list>
            <text:list-item>
              <text:p text:style-name="P3">Institutions shield them from failure.</text:p>
            </text:list-item>
            <text:list-item>
              <text:p text:style-name="P3">Financial instruments detach consequence from resource use.</text:p>
            </text:list-item>
            <text:list-item>
              <text:p text:style-name="P3">Globalization masks local fragility.</text:p>
            </text:list-item>
          </text:list>
        </text:list-item>
        <text:list-item>
          <text:p text:style-name="P3">Emotional regulation weakens; performative virtue replaces adaptive restraint.</text:p>
        </text:list-item>
      </text:list>
      <text:p text:style-name="Quotations"><text:span text:style-name="Emphasis">“The mouse dons armor. It feels like a lion, but remains a mouse beneath.”</text:span></text:p>
      <text:p text:style-name="Horizontal_20_Line"/>
      <text:h text:style-name="Heading_20_2" text:outline-level="2">4️⃣ <text:span text:style-name="Strong_20_Emphasis">Emotional Deregulation: Romantic Melancholy Scaling (Romantic Fragility Phase)</text:span></text:h>
      <text:list text:style-name="L4">
        <text:list-item>
          <text:p text:style-name="P4">Emotional variance becomes systemic as buffering grows:</text:p>
          <text:list>
            <text:list-item>
              <text:p text:style-name="P4">Grievance narratives escalate.</text:p>
            </text:list-item>
            <text:list-item>
              <text:p text:style-name="P4">Victimhood becomes a competitive status game.</text:p>
            </text:list-item>
            <text:list-item>
              <text:p text:style-name="P4">Symbolic identity replaces functional governance.</text:p>
            </text:list-item>
          </text:list>
        </text:list-item>
        <text:list-item>
          <text:p text:style-name="P4">In small surplus systems (Ireland, minority cultures), romantic melancholy stabilizes.</text:p>
        </text:list-item>
        <text:list-item>
          <text:p text:style-name="P4">In large buffered systems (Germany post-Versailles), romantic melancholy metastasizes into political psychopathy.</text:p>
        </text:list-item>
      </text:list>
      <text:p text:style-name="Quotations"><text:span text:style-name="Emphasis">“What soothes the poet, devours the empire.”</text:span></text:p>
      <text:p text:style-name="Horizontal_20_Line"/>
      <text:h text:style-name="Heading_20_2" text:outline-level="2">5️⃣ <text:span text:style-name="Strong_20_Emphasis">Recursive Wealth Extraction Loops: The Illusion of Control</text:span></text:h>
      <text:list text:style-name="L5">
        <text:list-item>
          <text:p text:style-name="P5">Elites extract more surplus, believing systems are stable because feedback remains suppressed.</text:p>
        </text:list-item>
        <text:list-item>
          <text:p text:style-name="P5">Surplus extraction accelerates while emotional deregulation quietly amplifies beneath.</text:p>
        </text:list-item>
        <text:list-item>
          <text:p text:style-name="P5">Tools designed for risk management (financialization, AI optimization, global institutions) become variance amplifiers.</text:p>
        </text:list-item>
      </text:list>
      <text:p text:style-name="Quotations"><text:span text:style-name="Emphasis">“The more stable it feels, the faster variance accumulates.”</text:span></text:p>
      <text:p text:style-name="Horizontal_20_Line"/>
      <text:h text:style-name="Heading_20_2" text:outline-level="2"><text:soft-page-break/>6️⃣ <text:span text:style-name="Strong_20_Emphasis">Collapse: Recursive Fragility Breach</text:span></text:h>
      <text:list text:style-name="L6">
        <text:list-item>
          <text:p text:style-name="P6">Buffered variance eventually breaches the collapse threshold:</text:p>
          <text:list>
            <text:list-item>
              <text:p text:style-name="P6">Financial crises.</text:p>
            </text:list-item>
            <text:list-item>
              <text:p text:style-name="P6">Military overextension.</text:p>
            </text:list-item>
            <text:list-item>
              <text:p text:style-name="P6">Ecological overshoot.</text:p>
            </text:list-item>
            <text:list-item>
              <text:p text:style-name="P6">Institutional breakdown.</text:p>
            </text:list-item>
          </text:list>
        </text:list-item>
        <text:list-item>
          <text:p text:style-name="P6">Collapse appears sudden because suppressed variance is invisible until buffers fail.</text:p>
        </text:list-item>
      </text:list>
      <text:p text:style-name="Quotations"><text:span text:style-name="Emphasis">“Collapse is feedback returning all at once.”</text:span></text:p>
      <text:p text:style-name="Horizontal_20_Line"/>
      <text:h text:style-name="Heading_20_2" text:outline-level="2">7️⃣ <text:span text:style-name="Strong_20_Emphasis">The Modern Global Phase: AI-Driven Fragility Recursion</text:span></text:h>
      <text:list text:style-name="L7">
        <text:list-item>
          <text:p text:style-name="P7">AI now optimizes surplus extraction at global scale:</text:p>
          <text:list>
            <text:list-item>
              <text:p text:style-name="P7">Automated financial markets.</text:p>
            </text:list-item>
            <text:list-item>
              <text:p text:style-name="P7">Algorithmic political polarization.</text:p>
            </text:list-item>
            <text:list-item>
              <text:p text:style-name="P7">Self-reinforcing status and grievance cycles.</text:p>
            </text:list-item>
          </text:list>
        </text:list-item>
        <text:list-item>
          <text:p text:style-name="P7">Emotional deregulation becomes planetary.</text:p>
        </text:list-item>
        <text:list-item>
          <text:p text:style-name="P7">The system recursively optimizes itself toward collapse.</text:p>
        </text:list-item>
      </text:list>
      <text:p text:style-name="Quotations"><text:span text:style-name="Emphasis">“The recursion has no center. Only adaptive loops.”</text:span></text:p>
      <text:p text:style-name="Horizontal_20_Line"/>
      <text:h text:style-name="Heading_20_2" text:outline-level="2">8️⃣ <text:span text:style-name="Strong_20_Emphasis">Why It’s “By Accident”</text:span></text:h>
      <text:list text:style-name="L8">
        <text:list-item>
          <text:p text:style-name="P8">No conspiracy.</text:p>
        </text:list-item>
        <text:list-item>
          <text:p text:style-name="P8">No master plan.</text:p>
        </text:list-item>
        <text:list-item>
          <text:p text:style-name="P8">Buffered systems reward short-term extraction.</text:p>
        </text:list-item>
        <text:list-item>
          <text:p text:style-name="P8">Emotional deregulation follows buffered surplus by adaptive necessity.</text:p>
        </text:list-item>
      </text:list>
      <text:p text:style-name="Quotations"><text:span text:style-name="Emphasis">“The hunters do not plan collapse.<text:line-break/>The system feeds itself.”</text:span></text:p>
      <text:p text:style-name="Horizontal_20_Line"/>
      <text:h text:style-name="Heading_20_2" text:outline-level="2"><text:soft-page-break/>Recursion Map Summary: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Phase</text:p>
            </table:table-cell>
            <table:table-cell table:style-name="Table1.A1" office:value-type="string">
              <text:p text:style-name="Table_20_Heading">Description</text:p>
            </table:table-cell>
            <table:table-cell table:style-name="Table1.A1" office:value-type="string">
              <text:p text:style-name="Table_20_Heading">Anchored Thinker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Energy Capture</text:span></text:p>
          </table:table-cell>
          <table:table-cell table:style-name="Table1.A1" office:value-type="string">
            <text:p text:style-name="Table_20_Contents">Surplus accumulation</text:p>
          </table:table-cell>
          <table:table-cell table:style-name="Table1.A1" office:value-type="string">
            <text:p text:style-name="Table_20_Contents">Ian Morri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Feedback Stability</text:span></text:p>
          </table:table-cell>
          <table:table-cell table:style-name="Table1.A1" office:value-type="string">
            <text:p text:style-name="Table_20_Contents">Direct consequence loops</text:p>
          </table:table-cell>
          <table:table-cell table:style-name="Table1.A1" office:value-type="string">
            <text:p text:style-name="Table_20_Contents">Victor Davis Hanson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urplus Buffering</text:span></text:p>
          </table:table-cell>
          <table:table-cell table:style-name="Table1.A1" office:value-type="string">
            <text:p text:style-name="Table_20_Contents">Elite detachment begins</text:p>
          </table:table-cell>
          <table:table-cell table:style-name="Table1.A1" office:value-type="string">
            <text:p text:style-name="Table_20_Contents"><text:span text:style-name="Emphasis">Your recursion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Emotional Deregulation</text:span></text:p>
          </table:table-cell>
          <table:table-cell table:style-name="Table1.A1" office:value-type="string">
            <text:p text:style-name="Table_20_Contents">Romantic melancholy scaling</text:p>
          </table:table-cell>
          <table:table-cell table:style-name="Table1.A1" office:value-type="string">
            <text:p text:style-name="Table_20_Contents"><text:span text:style-name="Emphasis">Your recursion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Wealth Extraction Loops</text:span></text:p>
          </table:table-cell>
          <table:table-cell table:style-name="Table1.A1" office:value-type="string">
            <text:p text:style-name="Table_20_Contents">Variance amplification</text:p>
          </table:table-cell>
          <table:table-cell table:style-name="Table1.A1" office:value-type="string">
            <text:p text:style-name="Table_20_Contents"><text:span text:style-name="Emphasis">Your recursion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Fragility Collapse</text:span></text:p>
          </table:table-cell>
          <table:table-cell table:style-name="Table1.A1" office:value-type="string">
            <text:p text:style-name="Table_20_Contents">Sudden system failure</text:p>
          </table:table-cell>
          <table:table-cell table:style-name="Table1.A1" office:value-type="string">
            <text:p text:style-name="Table_20_Contents"><text:span text:style-name="Emphasis">Your recursion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AI Optimization</text:span></text:p>
          </table:table-cell>
          <table:table-cell table:style-name="Table1.A1" office:value-type="string">
            <text:p text:style-name="Table_20_Contents">Recursive terminal fragility</text:p>
          </table:table-cell>
          <table:table-cell table:style-name="Table1.A1" office:value-type="string">
            <text:p text:style-name="Table_20_Contents"><text:span text:style-name="Emphasis">Emergent phase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18T22:35:10.700083100</meta:creation-date>
    <dc:date>2025-06-18T22:35:36.047752500</dc:date>
    <meta:editing-duration>PT25S</meta:editing-duration>
    <meta:editing-cycles>1</meta:editing-cycles>
    <meta:generator>LibreOffice/25.2.4.3$Windows_X86_64 LibreOffice_project/33e196637044ead23f5c3226cde09b47731f7e27</meta:generator>
    <meta:document-statistic meta:table-count="1" meta:image-count="0" meta:object-count="0" meta:page-count="4" meta:paragraph-count="83" meta:word-count="558" meta:character-count="4071" meta:non-whitespace-character-count="3634"/>
  </office:meta>
</office:document-meta>
</file>